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.26pt"/>
    </style:style>
    <style:style style:name="co2" style:family="table-column">
      <style:table-column-properties fo:break-before="auto" style:column-width="59.81pt"/>
    </style:style>
    <style:style style:name="co3" style:family="table-column">
      <style:table-column-properties fo:break-before="auto" style:column-width="15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output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ce1"/>
        <table:table-row table:style-name="ro1">
          <table:table-cell office:value-type="string" calcext:value-type="string">
            <text:p>Quercus accutissima</text:p>
          </table:table-cell>
          <table:table-cell office:value-type="string" calcext:value-type="string">
            <text:p>Quercus imbricaria</text:p>
          </table:table-cell>
          <table:table-cell office:value-type="percentage" office:value="0.514399558598196" calcext:value-type="percentage">
            <text:p>51.44%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cus accutissima</text:p>
          </table:table-cell>
          <table:table-cell office:value-type="string" calcext:value-type="string">
            <text:p>Quercus laurifolia</text:p>
          </table:table-cell>
          <table:table-cell office:value-type="percentage" office:value="0.615024259665682" calcext:value-type="percentage">
            <text:p>61.50%</text:p>
          </table:table-cell>
          <table:table-cell office:value-type="float" office:value="0" calcext:value-type="float">
            <text:p>0</text:p>
          </table:table-cell>
          <table:table-cell table:formula="of:=AVERAGE([.C2:.C137])" office:value-type="percentage" office:value="0.606225505869138" calcext:value-type="percentage">
            <text:p>60.62%</text:p>
          </table:table-cell>
          <table:table-cell table:formula="of:=AVERAGE([.D2:.D137])" office:value-type="percentage" office:value="0.844444444444444" calcext:value-type="percentage">
            <text:p>84.44%</text:p>
          </table:table-cell>
        </table:table-row>
        <table:table-row table:style-name="ro1">
          <table:table-cell office:value-type="string" calcext:value-type="string">
            <text:p>Quercus imbricaria</text:p>
          </table:table-cell>
          <table:table-cell office:value-type="string" calcext:value-type="string">
            <text:p>Quercus accutissima</text:p>
          </table:table-cell>
          <table:table-cell office:value-type="percentage" office:value="0.430751086050843" calcext:value-type="percentage">
            <text:p>43.08%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cus imbricaria</text:p>
          </table:table-cell>
          <table:table-cell office:value-type="string" calcext:value-type="string">
            <text:p>Quercus accutissima</text:p>
          </table:table-cell>
          <table:table-cell office:value-type="percentage" office:value="0.443265261554517" calcext:value-type="percentage">
            <text:p>44.33%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cus imbricaria</text:p>
          </table:table-cell>
          <table:table-cell office:value-type="string" calcext:value-type="string">
            <text:p>Quercus phellos</text:p>
          </table:table-cell>
          <table:table-cell office:value-type="percentage" office:value="0.686002863423161" calcext:value-type="percentage">
            <text:p>68.60%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cus laurifolia</text:p>
          </table:table-cell>
          <table:table-cell office:value-type="string" calcext:value-type="string">
            <text:p>Quercus nigra</text:p>
          </table:table-cell>
          <table:table-cell office:value-type="percentage" office:value="0.18986525349307" calcext:value-type="percentage">
            <text:p>18.99%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cus laurifolia</text:p>
          </table:table-cell>
          <table:table-cell office:value-type="string" calcext:value-type="string">
            <text:p>Quercus nigra</text:p>
          </table:table-cell>
          <table:table-cell office:value-type="percentage" office:value="0.366495644298104" calcext:value-type="percentage">
            <text:p>36.65%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cus laurifolia</text:p>
          </table:table-cell>
          <table:table-cell office:value-type="string" calcext:value-type="string">
            <text:p>Quercus phellos</text:p>
          </table:table-cell>
          <table:table-cell office:value-type="percentage" office:value="0.608618033426333" calcext:value-type="percentage">
            <text:p>60.86%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cus lyrata</text:p>
          </table:table-cell>
          <table:table-cell office:value-type="string" calcext:value-type="string">
            <text:p>Quercus imbricaria</text:p>
          </table:table-cell>
          <table:table-cell office:value-type="percentage" office:value="0.579453872794205" calcext:value-type="percentage">
            <text:p>57.95%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cus lyrata</text:p>
          </table:table-cell>
          <table:table-cell office:value-type="string" calcext:value-type="string">
            <text:p>Quercus laurifolia</text:p>
          </table:table-cell>
          <table:table-cell office:value-type="percentage" office:value="0.566945108002019" calcext:value-type="percentage">
            <text:p>56.69%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cus lyrata</text:p>
          </table:table-cell>
          <table:table-cell office:value-type="string" calcext:value-type="string">
            <text:p>Quercus stellata</text:p>
          </table:table-cell>
          <table:table-cell office:value-type="percentage" office:value="0.245697301525432" calcext:value-type="percentage">
            <text:p>24.57%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cus lyrata</text:p>
          </table:table-cell>
          <table:table-cell office:value-type="string" calcext:value-type="string">
            <text:p>Quercus stellata</text:p>
          </table:table-cell>
          <table:table-cell office:value-type="percentage" office:value="0.581581419243384" calcext:value-type="percentage">
            <text:p>58.16%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cus lyrata</text:p>
          </table:table-cell>
          <table:table-cell office:value-type="string" calcext:value-type="string">
            <text:p>Quercus stellata</text:p>
          </table:table-cell>
          <table:table-cell office:value-type="percentage" office:value="0.599371412927546" calcext:value-type="percentage">
            <text:p>59.94%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cus nigra</text:p>
          </table:table-cell>
          <table:table-cell office:value-type="string" calcext:value-type="string">
            <text:p>Quercus lyrata</text:p>
          </table:table-cell>
          <table:table-cell office:value-type="percentage" office:value="0.563822346296564" calcext:value-type="percentage">
            <text:p>56.38%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cus palustris</text:p>
          </table:table-cell>
          <table:table-cell office:value-type="string" calcext:value-type="string">
            <text:p>Quercus laurifolia</text:p>
          </table:table-cell>
          <table:table-cell office:value-type="percentage" office:value="0.757839526869049" calcext:value-type="percentage">
            <text:p>75.78%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cus palustris</text:p>
          </table:table-cell>
          <table:table-cell office:value-type="string" calcext:value-type="string">
            <text:p>Quercus lyrata</text:p>
          </table:table-cell>
          <table:table-cell office:value-type="percentage" office:value="0.573259900933714" calcext:value-type="percentage">
            <text:p>57.33%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cus palustris</text:p>
          </table:table-cell>
          <table:table-cell office:value-type="string" calcext:value-type="string">
            <text:p>Quercus lyrata</text:p>
          </table:table-cell>
          <table:table-cell office:value-type="percentage" office:value="0.573259900933714" calcext:value-type="percentage">
            <text:p>57.33%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cus palustris</text:p>
          </table:table-cell>
          <table:table-cell office:value-type="string" calcext:value-type="string">
            <text:p>Quercus nigra</text:p>
          </table:table-cell>
          <table:table-cell office:value-type="percentage" office:value="0.601582457024904" calcext:value-type="percentage">
            <text:p>60.16%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cus phellos</text:p>
          </table:table-cell>
          <table:table-cell office:value-type="string" calcext:value-type="string">
            <text:p>Quercus imbricaria</text:p>
          </table:table-cell>
          <table:table-cell office:value-type="percentage" office:value="0.424466953036816" calcext:value-type="percentage">
            <text:p>42.45%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cus phellos</text:p>
          </table:table-cell>
          <table:table-cell office:value-type="string" calcext:value-type="string">
            <text:p>Quercus imbricaria</text:p>
          </table:table-cell>
          <table:table-cell office:value-type="percentage" office:value="0.539697480115073" calcext:value-type="percentage">
            <text:p>53.97%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cus phellos</text:p>
          </table:table-cell>
          <table:table-cell office:value-type="string" calcext:value-type="string">
            <text:p>Quercus laurifolia</text:p>
          </table:table-cell>
          <table:table-cell office:value-type="percentage" office:value="0.32959056927897" calcext:value-type="percentage">
            <text:p>32.96%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cus stellata</text:p>
          </table:table-cell>
          <table:table-cell office:value-type="string" calcext:value-type="string">
            <text:p>Quercus nigra</text:p>
          </table:table-cell>
          <table:table-cell office:value-type="percentage" office:value="0.640825119632647" calcext:value-type="percentage">
            <text:p>64.08%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percentage" office:value="0.468017317982998" calcext:value-type="percentage">
            <text:p>46.80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percentage" office:value="0.49633110811709" calcext:value-type="percentage">
            <text:p>49.63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percentage" office:value="0.504224306978413" calcext:value-type="percentage">
            <text:p>50.42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percentage" office:value="0.510675917397838" calcext:value-type="percentage">
            <text:p>51.07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percentage" office:value="0.526761492577164" calcext:value-type="percentage">
            <text:p>52.68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percentage" office:value="0.623738926470706" calcext:value-type="percentage">
            <text:p>62.37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percentage" office:value="0.706869901275272" calcext:value-type="percentage">
            <text:p>70.69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percentage" office:value="0.764173904182068" calcext:value-type="percentage">
            <text:p>76.42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percentage" office:value="0.766802386851815" calcext:value-type="percentage">
            <text:p>76.68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percentage" office:value="0.766831236511328" calcext:value-type="percentage">
            <text:p>76.68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percentage" office:value="0.771438415562574" calcext:value-type="percentage">
            <text:p>77.14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percentage" office:value="0.774895677728914" calcext:value-type="percentage">
            <text:p>77.49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percentage" office:value="0.784109436029754" calcext:value-type="percentage">
            <text:p>78.41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percentage" office:value="0.787103619165693" calcext:value-type="percentage">
            <text:p>78.71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percentage" office:value="0.81173470071554" calcext:value-type="percentage">
            <text:p>81.17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accutissima</text:p>
          </table:table-cell>
          <table:table-cell office:value-type="percentage" office:value="0.888203552281686" calcext:value-type="percentage">
            <text:p>88.82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percentage" office:value="0.494594148381164" calcext:value-type="percentage">
            <text:p>49.46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percentage" office:value="0.502183763080152" calcext:value-type="percentage">
            <text:p>50.22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percentage" office:value="0.578280570153638" calcext:value-type="percentage">
            <text:p>57.83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percentage" office:value="0.593799662660153" calcext:value-type="percentage">
            <text:p>59.38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percentage" office:value="0.608757786871941" calcext:value-type="percentage">
            <text:p>60.88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percentage" office:value="0.626796301575952" calcext:value-type="percentage">
            <text:p>62.68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percentage" office:value="0.646107489470509" calcext:value-type="percentage">
            <text:p>64.61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percentage" office:value="0.668062431927067" calcext:value-type="percentage">
            <text:p>66.81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percentage" office:value="0.682705778240775" calcext:value-type="percentage">
            <text:p>68.27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percentage" office:value="0.683501290922263" calcext:value-type="percentage">
            <text:p>68.35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percentage" office:value="0.706984648370216" calcext:value-type="percentage">
            <text:p>70.70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percentage" office:value="0.719434516093456" calcext:value-type="percentage">
            <text:p>71.94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percentage" office:value="0.719766032352902" calcext:value-type="percentage">
            <text:p>71.98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percentage" office:value="0.725396949349358" calcext:value-type="percentage">
            <text:p>72.54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percentage" office:value="0.749507772048737" calcext:value-type="percentage">
            <text:p>74.95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imbricaria</text:p>
          </table:table-cell>
          <table:table-cell office:value-type="percentage" office:value="0.760268299048563" calcext:value-type="percentage">
            <text:p>76.03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percentage" office:value="0.299435655822778" calcext:value-type="percentage">
            <text:p>29.94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percentage" office:value="0.454791484831168" calcext:value-type="percentage">
            <text:p>45.48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percentage" office:value="0.504178208965485" calcext:value-type="percentage">
            <text:p>50.42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percentage" office:value="0.616722971080299" calcext:value-type="percentage">
            <text:p>61.67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percentage" office:value="0.616765052596339" calcext:value-type="percentage">
            <text:p>61.68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percentage" office:value="0.657799887706897" calcext:value-type="percentage">
            <text:p>65.78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percentage" office:value="0.670003477495948" calcext:value-type="percentage">
            <text:p>67.00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percentage" office:value="0.675235890316571" calcext:value-type="percentage">
            <text:p>67.52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percentage" office:value="0.694283308590482" calcext:value-type="percentage">
            <text:p>69.43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percentage" office:value="0.71115457928401" calcext:value-type="percentage">
            <text:p>71.12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percentage" office:value="0.727109540153435" calcext:value-type="percentage">
            <text:p>72.71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percentage" office:value="0.75020467234853" calcext:value-type="percentage">
            <text:p>75.02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percentage" office:value="0.776105339661897" calcext:value-type="percentage">
            <text:p>77.61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percentage" office:value="0.79281181383787" calcext:value-type="percentage">
            <text:p>79.28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laurifolia</text:p>
          </table:table-cell>
          <table:table-cell office:value-type="percentage" office:value="0.817053696422759" calcext:value-type="percentage">
            <text:p>81.71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percentage" office:value="0.469231531604582" calcext:value-type="percentage">
            <text:p>46.92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percentage" office:value="0.486921233982804" calcext:value-type="percentage">
            <text:p>48.69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percentage" office:value="0.487233075236547" calcext:value-type="percentage">
            <text:p>48.72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percentage" office:value="0.518853092222351" calcext:value-type="percentage">
            <text:p>51.89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percentage" office:value="0.573259900933714" calcext:value-type="percentage">
            <text:p>57.33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percentage" office:value="0.573259900933714" calcext:value-type="percentage">
            <text:p>57.33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lyrata</text:p>
          </table:table-cell>
          <table:table-cell office:value-type="percentage" office:value="0.573259900933714" calcext:value-type="percentage">
            <text:p>57.33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percentage" office:value="0.289544438889986" calcext:value-type="percentage">
            <text:p>28.95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percentage" office:value="0.508362679975394" calcext:value-type="percentage">
            <text:p>50.84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percentage" office:value="0.535252398499732" calcext:value-type="percentage">
            <text:p>53.53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percentage" office:value="0.539718430315853" calcext:value-type="percentage">
            <text:p>53.97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percentage" office:value="0.544570821872471" calcext:value-type="percentage">
            <text:p>54.46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percentage" office:value="0.57928915930676" calcext:value-type="percentage">
            <text:p>57.93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percentage" office:value="0.590226410214242" calcext:value-type="percentage">
            <text:p>59.02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percentage" office:value="0.633006713638806" calcext:value-type="percentage">
            <text:p>63.30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percentage" office:value="0.641985523741897" calcext:value-type="percentage">
            <text:p>64.20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percentage" office:value="0.642858780525931" calcext:value-type="percentage">
            <text:p>64.29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percentage" office:value="0.663116551822979" calcext:value-type="percentage">
            <text:p>66.31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percentage" office:value="0.671714126621586" calcext:value-type="percentage">
            <text:p>67.17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percentage" office:value="0.67420262351041" calcext:value-type="percentage">
            <text:p>67.42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percentage" office:value="0.679557093572179" calcext:value-type="percentage">
            <text:p>67.96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percentage" office:value="0.683924300109295" calcext:value-type="percentage">
            <text:p>68.39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percentage" office:value="0.687169828852465" calcext:value-type="percentage">
            <text:p>68.72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percentage" office:value="0.692001068796394" calcext:value-type="percentage">
            <text:p>69.20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nigra</text:p>
          </table:table-cell>
          <table:table-cell office:value-type="percentage" office:value="0.692001068796394" calcext:value-type="percentage">
            <text:p>69.20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percentage" office:value="0.461291063317698" calcext:value-type="percentage">
            <text:p>46.13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percentage" office:value="0.476973802928116" calcext:value-type="percentage">
            <text:p>47.70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percentage" office:value="0.495115895940236" calcext:value-type="percentage">
            <text:p>49.51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percentage" office:value="0.511497930933476" calcext:value-type="percentage">
            <text:p>51.15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percentage" office:value="0.53139503352505" calcext:value-type="percentage">
            <text:p>53.14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percentage" office:value="0.551852736778914" calcext:value-type="percentage">
            <text:p>55.19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percentage" office:value="0.559084075272897" calcext:value-type="percentage">
            <text:p>55.91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percentage" office:value="0.569523236137902" calcext:value-type="percentage">
            <text:p>56.95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percentage" office:value="0.569891630019467" calcext:value-type="percentage">
            <text:p>56.99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alustris</text:p>
          </table:table-cell>
          <table:table-cell office:value-type="percentage" office:value="0.575417934240189" calcext:value-type="percentage">
            <text:p>57.54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percentage" office:value="0.362841147057581" calcext:value-type="percentage">
            <text:p>36.28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percentage" office:value="0.408134537130403" calcext:value-type="percentage">
            <text:p>40.81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percentage" office:value="0.555313434377793" calcext:value-type="percentage">
            <text:p>55.53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percentage" office:value="0.556691111201241" calcext:value-type="percentage">
            <text:p>55.67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percentage" office:value="0.560954397776602" calcext:value-type="percentage">
            <text:p>56.10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percentage" office:value="0.611659595068479" calcext:value-type="percentage">
            <text:p>61.17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percentage" office:value="0.652366022048986" calcext:value-type="percentage">
            <text:p>65.24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percentage" office:value="0.706413029780026" calcext:value-type="percentage">
            <text:p>70.64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percentage" office:value="0.707409088536859" calcext:value-type="percentage">
            <text:p>70.74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percentage" office:value="0.71485361925689" calcext:value-type="percentage">
            <text:p>71.49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percentage" office:value="0.750424203456634" calcext:value-type="percentage">
            <text:p>75.04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percentage" office:value="0.753004686636798" calcext:value-type="percentage">
            <text:p>75.30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percentage" office:value="0.762478988675458" calcext:value-type="percentage">
            <text:p>76.25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percentage" office:value="0.773741328031075" calcext:value-type="percentage">
            <text:p>77.37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phellos</text:p>
          </table:table-cell>
          <table:table-cell office:value-type="percentage" office:value="0.80390791466601" calcext:value-type="percentage">
            <text:p>80.39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percentage" office:value="0.26418619012713" calcext:value-type="percentage">
            <text:p>26.42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percentage" office:value="0.305064694238943" calcext:value-type="percentage">
            <text:p>30.51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percentage" office:value="0.545814115486268" calcext:value-type="percentage">
            <text:p>54.58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percentage" office:value="0.552033092622917" calcext:value-type="percentage">
            <text:p>55.20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percentage" office:value="0.577133356337409" calcext:value-type="percentage">
            <text:p>57.71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percentage" office:value="0.578306182799712" calcext:value-type="percentage">
            <text:p>57.83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percentage" office:value="0.580516273841582" calcext:value-type="percentage">
            <text:p>58.05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percentage" office:value="0.617172031227777" calcext:value-type="percentage">
            <text:p>61.72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percentage" office:value="0.641869598179933" calcext:value-type="percentage">
            <text:p>64.19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percentage" office:value="0.643594691507025" calcext:value-type="percentage">
            <text:p>64.36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percentage" office:value="0.649675503412529" calcext:value-type="percentage">
            <text:p>64.97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percentage" office:value="0.658872582639551" calcext:value-type="percentage">
            <text:p>65.89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percentage" office:value="0.686463546459575" calcext:value-type="percentage">
            <text:p>68.65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percentage" office:value="0.688769264812608" calcext:value-type="percentage">
            <text:p>68.88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percentage" office:value="0.689759354818693" calcext:value-type="percentage">
            <text:p>68.98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percentage" office:value="0.695316981409776" calcext:value-type="percentage">
            <text:p>69.53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rcus stellata</text:p>
          </table:table-cell>
          <table:table-cell office:value-type="percentage" office:value="0.754008044691288" calcext:value-type="percentage">
            <text:p>75.40%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 species</text:p>
          </table:table-cell>
          <table:table-cell office:value-type="string" calcext:value-type="string">
            <text:p>best guess</text:p>
          </table:table-cell>
          <table:table-cell office:value-type="string" calcext:value-type="string">
            <text:p>confidence</text:p>
          </table:table-cell>
          <table:table-cell table:number-columns-repeated="3"/>
        </table:table-row>
        <table:table-row table:style-name="ro1" table:number-rows-repeated="104843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output.A1:output.D1048576" table:contains-header="false">
          <table:sort>
            <table:sort-by table:field-number="3" table:data-type="automatic"/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4T09:14:36.158140221</dc:date>
    <meta:editing-duration>PT9M1S</meta:editing-duration>
    <meta:editing-cycles>1</meta:editing-cycles>
    <meta:document-statistic meta:table-count="1" meta:cell-count="549" meta:object-count="0"/>
    <meta:generator>LibreOffice/5.0.2.2$Linux_X86_64 LibreOffice_project/00m0$Build-2</meta:generator>
  </office:meta>
</office:document-meta>
</file>